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fo:font-weight="bold" style:font-weight-asian="bold" style:font-weight-complex="bold"/>
    </style:style>
    <style:style style:name="P3" style:family="paragraph" style:parent-style-name="Standard">
      <style:text-properties fo:language="es" fo:country="ES" style:text-underline-style="none"/>
    </style:style>
    <style:style style:name="P4" style:family="paragraph" style:parent-style-name="Standard">
      <style:text-properties fo:language="es" fo:country="ES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artes 01 – 02</text:p>
      <text:p text:style-name="P1"/>
      <text:p text:style-name="P1">Asistencia de 9 niños, conformado en su mayoria por Prekinder y Maternal.</text:p>
      <text:p text:style-name="P1"/>
      <text:p text:style-name="P1">Matias es el niño más inquieto.</text:p>
      <text:p text:style-name="P1">Hay que modificar el plan para que los niños sigan las indicaciones.</text:p>
      <text:p text:style-name="P1">Llevar equipo propio.</text:p>
      <text:p text:style-name="P1"/>
      <text:p text:style-name="P1">Se trabajó Escala musical con sus notas musicales, esta actividad gusto mucho. Se inició ritmo We will rockyou, quedo en proceso, hay que simplificar. Piano de colores no iniciado.<text:span text:style-name="T2"> Apreciación musical o iniciado. </text:span></text:p>
      <text:p text:style-name="P3"/>
      <text:p text:style-name="P1"><text:span text:style-name="T2">** Grupo por Telegram</text:span></text:p>
      <text:p text:style-name="P1"><text:span text:style-name="T2"/></text:p>
      <text:p text:style-name="P1"><text:span text:style-name="T2"/></text:p>
      <text:p text:style-name="P2"><text:span text:style-name="T2">Martes 07 – 02 </text:span></text:p>
      <text:p text:style-name="P2"><text:span text:style-name="T2"/></text:p>
      <text:p text:style-name="P4"><text:span text:style-name="T2">Asistencia de 15 niños, solo dos de preparatorio (Valeria y Andrea de Prepa A) y dos de kinder (JJ y Lina). Lina mostró una conducta excelente para su edad en el KM.</text:span></text:p>
      <text:p text:style-name="P4"><text:span text:style-name="T2"/></text:p>
      <text:p text:style-name="P4"><text:span text:style-name="T2">Matias estuvo mucho mas quieto.</text:span></text:p>
      <text:p text:style-name="P4"><text:span text:style-name="T2">No se pudo realizar la actividad ritmica con indicaciones con dibujo, se necesita más preparación.</text:span></text:p>
      <text:p text:style-name="P4"><text:span text:style-name="T2">El jueves hay que abrir grupos de Telegram Whatsapp</text:span></text:p>
      <text:p text:style-name="P4"><text:span text:style-name="T2"/></text:p>
      <text:p text:style-name="P4"><text:span text:style-name="T2">Se trabajó ritmo de negra con el cuerpo, y indicaciones de manejo conductual, esta ultima funciono muy bien , hay que reforzar mucho aú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1T14:28:30.863048091</meta:creation-date>
    <meta:generator>OpenOffice/4.1.10$Unix OpenOffice.org_project/4110m2$Build-9807</meta:generator>
    <meta:editing-cycles>0</meta:editing-cycles>
    <meta:editing-duration>P0D</meta:editing-duration>
    <meta:document-statistic meta:table-count="0" meta:image-count="0" meta:object-count="0" meta:page-count="1" meta:paragraph-count="13" meta:word-count="163" meta:character-count="938"/>
  </office:meta>
</office:document-meta>
</file>